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pple SD Gothic Neo" fo:font-size="10pt" officeooo:paragraph-rsid="001c5b3e" style:font-size-asian="10pt" style:font-size-complex="10pt"/>
    </style:style>
    <style:style style:name="P2" style:family="paragraph" style:parent-style-name="Standard">
      <style:text-properties style:font-name="Apple SD Gothic Neo" fo:font-size="10pt" officeooo:paragraph-rsid="0021a5ef" style:font-size-asian="10pt" style:font-size-complex="10pt"/>
    </style:style>
    <style:style style:name="P3" style:family="paragraph" style:parent-style-name="Standard">
      <style:text-properties style:font-name="Apple SD Gothic Neo" fo:font-size="10pt" officeooo:rsid="00233f44" officeooo:paragraph-rsid="00233f44" style:font-size-asian="10pt" style:font-size-complex="10pt"/>
    </style:style>
    <style:style style:name="P4" style:family="paragraph" style:parent-style-name="Standard">
      <style:text-properties style:font-name="Apple SD Gothic Neo" fo:font-size="14pt" fo:font-weight="bold" officeooo:paragraph-rsid="001c5b3e"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paragraph-rsid="002d3955"/>
    </style:style>
    <style:style style:name="P6" style:family="paragraph" style:parent-style-name="Standard">
      <style:paragraph-properties fo:text-align="center" style:justify-single-word="false" fo:break-before="page"/>
      <style:text-properties fo:font-size="14pt" officeooo:paragraph-rsid="002788d7" style:font-size-asian="14pt" style:font-size-complex="14pt"/>
    </style:style>
    <style:style style:name="P7" style:family="paragraph" style:parent-style-name="Standard" style:list-style-name="L1">
      <style:text-properties style:font-name="Apple SD Gothic Neo" fo:font-size="12pt" fo:font-weight="bold" officeooo:paragraph-rsid="001c5b3e" style:font-size-asian="12pt" style:font-weight-asian="bold" style:font-size-complex="12pt" style:font-weight-complex="bold"/>
    </style:style>
    <style:style style:name="P8" style:family="paragraph" style:parent-style-name="Standard" style:list-style-name="L1">
      <style:text-properties style:font-name="Apple SD Gothic Neo" fo:font-size="12pt" fo:font-weight="bold" officeooo:paragraph-rsid="001f17b6" style:font-size-asian="12pt" style:font-weight-asian="bold" style:font-size-complex="12pt" style:font-weight-complex="bold"/>
    </style:style>
    <style:style style:name="P9" style:family="paragraph" style:parent-style-name="Standard" style:list-style-name="L1">
      <style:text-properties style:font-name="Apple SD Gothic Neo" fo:font-size="12pt" fo:font-weight="bold" officeooo:paragraph-rsid="0021a5ef" style:font-size-asian="12pt" style:font-weight-asian="bold" style:font-size-complex="12pt" style:font-weight-complex="bold"/>
    </style:style>
    <style:style style:name="P10" style:family="paragraph" style:parent-style-name="Standard" style:list-style-name="L1">
      <style:text-properties style:font-name="Apple SD Gothic Neo" fo:font-size="10pt" officeooo:rsid="001c5b3e" officeooo:paragraph-rsid="001c5b3e" style:font-size-asian="10pt" style:font-size-complex="10pt"/>
    </style:style>
    <style:style style:name="P11" style:family="paragraph" style:parent-style-name="Standard" style:list-style-name="L1">
      <style:text-properties style:font-name="Apple SD Gothic Neo" fo:font-size="10pt" officeooo:paragraph-rsid="001f17b6" style:font-size-asian="10pt" style:font-size-complex="10pt"/>
    </style:style>
    <style:style style:name="P12" style:family="paragraph" style:parent-style-name="Standard" style:list-style-name="L1">
      <style:text-properties style:font-name="Apple SD Gothic Neo" fo:font-size="10pt" officeooo:rsid="001fd510" officeooo:paragraph-rsid="001fd510" style:font-size-asian="10pt" style:font-size-complex="10pt"/>
    </style:style>
    <style:style style:name="P13" style:family="paragraph" style:parent-style-name="Standard" style:list-style-name="L1">
      <style:text-properties style:font-name="Apple SD Gothic Neo" fo:font-size="10pt" officeooo:rsid="0021a5ef" officeooo:paragraph-rsid="0021a5ef" style:font-size-asian="10pt" style:font-size-complex="10pt"/>
    </style:style>
    <style:style style:name="P14" style:family="paragraph" style:parent-style-name="Standard" style:list-style-name="L1">
      <style:text-properties style:font-name="Apple SD Gothic Neo" fo:font-size="10pt" officeooo:rsid="0021c294" officeooo:paragraph-rsid="0021c294" style:font-size-asian="10pt" style:font-size-complex="10pt"/>
    </style:style>
    <style:style style:name="P15" style:family="paragraph" style:parent-style-name="Standard" style:list-style-name="L1">
      <style:text-properties style:font-name="Apple SD Gothic Neo" fo:font-size="10pt" officeooo:rsid="00233f44" officeooo:paragraph-rsid="00233f44" style:font-size-asian="10pt" style:font-size-complex="10pt"/>
    </style:style>
    <style:style style:name="P16" style:family="paragraph" style:parent-style-name="Standard" style:list-style-name="L2">
      <style:text-properties style:font-name="Apple SD Gothic Neo" fo:font-size="10pt" officeooo:rsid="00233f44" officeooo:paragraph-rsid="00233f44" style:font-size-asian="10pt" style:font-size-complex="10pt"/>
    </style:style>
    <style:style style:name="P17" style:family="paragraph" style:parent-style-name="Standard" style:list-style-name="L1">
      <style:text-properties style:font-name="Apple SD Gothic Neo" officeooo:paragraph-rsid="0021c294"/>
    </style:style>
    <style:style style:name="P18" style:family="paragraph" style:parent-style-name="Standard" style:list-style-name="L1">
      <style:text-properties style:font-name="Apple SD Gothic Neo" officeooo:rsid="0021c294" officeooo:paragraph-rsid="0021c294"/>
    </style:style>
    <style:style style:name="P19" style:family="paragraph" style:parent-style-name="Standard">
      <style:paragraph-properties fo:text-align="center" style:justify-single-word="false"/>
      <style:text-properties fo:color="#000000" style:font-name="Apple SD Gothic Neo" fo:font-size="14pt" fo:font-style="normal" style:text-underline-style="none" fo:font-weight="bold" officeooo:rsid="002788d7" officeooo:paragraph-rsid="002788d7"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b4411"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Apple SD Gothic Neo" fo:font-size="10pt" fo:font-style="normal" style:text-underline-style="none" fo:font-weight="normal" officeooo:rsid="002b289f" officeooo:paragraph-rsid="002d3955" style:font-size-asian="10pt" style:font-style-asian="normal" style:font-weight-asian="normal" style:font-size-complex="10pt" style:font-style-complex="normal" style:font-weight-complex="normal"/>
    </style:style>
    <style:style style:name="T1" style:family="text">
      <style:text-properties officeooo:rsid="001c5b3e"/>
    </style:style>
    <style:style style:name="T2" style:family="text">
      <style:text-properties fo:color="#000000" fo:font-style="normal" style:text-underline-style="none" officeooo:rsid="001cfa7d" style:font-style-asian="normal" style:font-style-complex="normal"/>
    </style:style>
    <style:style style:name="T3" style:family="text">
      <style:text-properties fo:color="#000000" style:font-name="Apple SD Gothic Neo" fo:font-style="normal" style:text-underline-style="none" fo:font-weight="bold" officeooo:rsid="001cfa7d" style:font-style-asian="normal" style:font-weight-asian="bold" style:font-style-complex="normal" style:font-weight-complex="bold"/>
    </style:style>
    <style:style style:name="T4" style:family="text">
      <style:text-properties fo:color="#000000" style:font-name="Apple SD Gothic Neo" fo:font-style="normal" style:text-underline-style="none" fo:font-weight="bold" officeooo:rsid="002788d7" style:font-style-asian="normal" style:font-weight-asian="bold" style:font-style-complex="normal" style:font-weight-complex="bold"/>
    </style:style>
    <style:style style:name="T5" style:family="text">
      <style:text-properties fo:color="#000000" style:font-name="Apple SD Gothic Neo" fo:font-size="10pt" fo:font-style="normal" style:text-underline-style="none" fo:font-weight="normal" officeooo:rsid="002b289f" style:font-size-asian="10pt" style:font-style-asian="normal" style:font-weight-asian="normal" style:font-size-complex="10pt" style:font-style-complex="normal" style:font-weight-complex="normal"/>
    </style:style>
    <style:style style:name="T6" style:family="text">
      <style:text-properties fo:color="#000000" style:font-name="Apple SD Gothic Neo" fo:font-size="10pt" fo:font-style="normal" style:text-underline-style="none" fo:font-weight="normal" officeooo:rsid="002d3955" style:font-size-asian="10pt" style:font-style-asian="normal" style:font-weight-asian="normal" style:font-size-complex="10pt" style:font-style-complex="normal" style:font-weight-complex="normal"/>
    </style:style>
    <style:style style:name="T7" style:family="text">
      <style:text-properties officeooo:rsid="001f17b6"/>
    </style:style>
    <style:style style:name="T8" style:family="text">
      <style:text-properties officeooo:rsid="001fd510"/>
    </style:style>
    <style:style style:name="T9" style:family="text">
      <style:text-properties officeooo:rsid="0021a5ef"/>
    </style:style>
    <style:style style:name="T10" style:family="text">
      <style:text-properties officeooo:rsid="0021c294"/>
    </style:style>
    <style:style style:name="T11" style:family="text">
      <style:text-properties fo:font-size="10pt" style:font-size-asian="10pt" style:font-size-complex="10pt"/>
    </style:style>
    <style:style style:name="T12" style:family="text">
      <style:text-properties fo:font-size="10pt" officeooo:rsid="0021a5ef" style:font-size-asian="10pt" style:font-size-complex="10pt"/>
    </style:style>
    <style:style style:name="T13" style:family="text">
      <style:text-properties fo:font-size="10pt" officeooo:rsid="0021c294" style:font-size-asian="10pt" style:font-size-complex="10pt"/>
    </style:style>
    <style:style style:name="T14" style:family="text">
      <style:text-properties fo:font-size="10pt" officeooo:rsid="00233f44" style:font-size-asian="10pt" style:font-size-complex="10pt"/>
    </style:style>
    <style:style style:name="T15" style:family="text">
      <style:text-properties fo:font-size="10pt" officeooo:rsid="002788d7" style:font-size-asian="10pt" style:font-size-complex="10pt"/>
    </style:style>
    <style:style style:name="T16" style:family="text">
      <style:text-properties officeooo:rsid="002595a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PRüF </text:span><text:span text:style-name="T1">Value propositions</text:span></text:p>
      <text:p text:style-name="P1"/>
      <text:list xml:id="list1844795704" text:style-name="L1">
        <text:list-item>
          <text:p text:style-name="P7">Value for users</text:p>
          <text:list>
            <text:list-item>
              <text:p text:style-name="P10">Verification of provenance for purchases</text:p>
              <text:list>
                <text:list-item>
                  <text:p text:style-name="P10">shows due diligence (private-provenance)</text:p>
                </text:list-item>
                <text:list-item>
                  <text:p text:style-name="P10">buy with confidence</text:p>
                  <text:list>
                    <text:list-item>
                      <text:p text:style-name="P10">Genuine item (trust enabled)</text:p>
                    </text:list-item>
                    <text:list-item>
                      <text:p text:style-name="P10">confirmed ownership (private-provenance)</text:p>
                    </text:list-item>
                    <text:list-item>
                      <text:p text:style-name="P10">product discovery (marketspace)</text:p>
                    </text:list-item>
                  </text:list>
                </text:list-item>
              </text:list>
            </text:list-item>
            <text:list-item>
              <text:p text:style-name="P10">sellers assurance of provenance for buyers</text:p>
              <text:list>
                <text:list-item>
                  <text:p text:style-name="P10"><text:span text:style-name="T7">brand d</text:span>istancing from counterfeit products (trust enabled)</text:p>
                </text:list-item>
                <text:list-item>
                  <text:p text:style-name="P10">satisfy legitimacy concerns for private sales or small resellers(private-provenance)</text:p>
                </text:list-item>
              </text:list>
            </text:list-item>
          </text:list>
        </text:list-item>
      </text:list>
      <text:p text:style-name="P1"/>
      <text:list xml:id="list161754703003593" text:continue-numbering="true" text:style-name="L1">
        <text:list-item>
          <text:p text:style-name="P8"><text:span text:style-name="T1">V</text:span>alue for enterprise</text:p>
          <text:list>
            <text:list-item>
              <text:p text:style-name="P11"><text:span text:style-name="T8">Blockchain verifiable authenticity</text:span> (trust enabled)</text:p>
              <text:list>
                <text:list-item>
                  <text:p text:style-name="P12">Reduced piracy</text:p>
                </text:list-item>
                <text:list-item>
                  <text:p text:style-name="P12">Brand integrity</text:p>
                </text:list-item>
                <text:list-item>
                  <text:p text:style-name="P13">Customer confidence</text:p>
                </text:list-item>
                <text:list-item>
                  <text:p text:style-name="P13">added value and prestige</text:p>
                </text:list-item>
              </text:list>
            </text:list-item>
            <text:list-item>
              <text:p text:style-name="P13">Increased customer engagement</text:p>
              <text:list>
                <text:list-item>
                  <text:p text:style-name="P13">verification / registration process allows additional opportunities for brand awareness and product education, accessory sales, and upsell</text:p>
                </text:list-item>
              </text:list>
            </text:list-item>
          </text:list>
        </text:list-item>
      </text:list>
      <text:p text:style-name="P2"/>
      <text:list xml:id="list161754333622365" text:continue-numbering="true" text:style-name="L1">
        <text:list-item>
          <text:p text:style-name="P9"><text:span text:style-name="T1">V</text:span>alue for asset class partners</text:p>
          <text:list>
            <text:list-item>
              <text:p text:style-name="P13">Portal capture for registration and management of regions / classes of goods</text:p>
              <text:list>
                <text:list-item>
                  <text:p text:style-name="P13">Collect fees for services provided (fee model)</text:p>
                </text:list-item>
                <text:list-item>
                  <text:p text:style-name="P14"><text:span text:style-name="T10">C</text:span>an provide customized services <text:span text:style-name="T16">or products</text:span> uniquely applicable to the type of item (s<text:span text:style-name="T16">ales &amp; services</text:span> model)</text:p>
                </text:list-item>
                <text:list-item>
                  <text:p text:style-name="P13">Targeted advertising revenue focused by product type (advertising model)</text:p>
                </text:list-item>
              </text:list>
            </text:list-item>
          </text:list>
        </text:list-item>
      </text:list>
      <text:p text:style-name="P2"/>
      <text:list xml:id="list161753701958170" text:continue-numbering="true" text:style-name="L1">
        <text:list-item>
          <text:p text:style-name="P9"><text:span text:style-name="T1">V</text:span>alue for commerce-scale <text:span text:style-name="T9">partners (marketspace)</text:span></text:p>
          <text:list>
            <text:list-item>
              <text:p text:style-name="P17"><text:span text:style-name="T12">T</text:span><text:span text:style-name="T13">he world is your showroom</text:span></text:p>
            </text:list-item>
            <text:list-item>
              <text:p text:style-name="P14">Local first search backed by your deep supply chain</text:p>
            </text:list-item>
            <text:list-item>
              <text:p text:style-name="P17"><text:span text:style-name="T13">“Local first” </text:span><text:span text:style-name="T14">incentivises</text:span><text:span text:style-name="T13"> local buyers and seller</text:span><text:span text:style-name="T14">s to link items in the “world showroom”</text:span><text:span text:style-name="T13"> and gives your company a bid opportunity </text:span><text:span text:style-name="T14">and supply preference</text:span></text:p>
              <text:list>
                <text:list-item>
                  <text:p text:style-name="P18"><text:span text:style-name="T11">upsell, accessor</text:span><text:span text:style-name="T15">ies</text:span><text:span text:style-name="T11">, service contracts, etc</text:span></text:p>
                </text:list-item>
              </text:list>
            </text:list-item>
            <text:list-item>
              <text:p text:style-name="P15">Add value by pre-registering products in both primary and secondary markets</text:p>
              <text:list>
                <text:list-item>
                  <text:p text:style-name="P15">lower cost than full registration</text:p>
                </text:list-item>
                <text:list-item>
                  <text:p text:style-name="P15">captive asset class portals for recurring customer engagement and sales opportunities</text:p>
                </text:list-item>
              </text:list>
            </text:list-item>
          </text:list>
        </text:list-item>
      </text:list>
      <text:list xml:id="list3083768794" text:style-name="L2">
        <text:list-item>
          <text:list>
            <text:list-item>
              <text:list>
                <text:list-item>
                  <text:list>
                    <text:list-item>
                      <text:p text:style-name="P16">YourBrand Asset Classes promote brand loyalty and recurring customer engagement opportunities</text:p>
                    </text:list-item>
                  </text:list>
                </text:list-item>
              </text:list>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PRüF </text:span><text:span text:style-name="T4">provides turnkey solutions at common pain points</text:span></text:p>
      <text:p text:style-name="P19"><text:s/>for users, manufacturers, and resellers.</text:p>
      <text:p text:style-name="P19"/>
      <text:p text:style-name="P20">Buyers want to buy genuine products from legitimate sellers. PRüF enables lifetime verification of authenticity, provable provenance, and simple systems for transferring ownership or managing assets that add value for users. Even a garage sale can get added value from PRüF, establishing the legitimacy of ownership and the verifiable authenticity of items for sale.</text:p>
      <text:p text:style-name="P20"/>
      <text:p text:style-name="P20">Sellers and manufacturers want to be able to distinguish themselves from brand counterfeits. PRüF gives buyers and sellers peace of mind, creating an unforgeable certificate of authenticity on the blockchain that customers can easily verify with any internet-connected device. Counterfeit certificates are technically infeasible to create, and if a genuine one is copied, the fake will be detected after the first one is verified by a customer. PrüF delivers a low-cost turnkey solution to end brand piracy.</text:p>
      <text:p text:style-name="P20"/>
      <text:p text:style-name="P20">In addition to these solutions, the PRüF ecosystem provides opportunities for increased customer engagement, leading to additional or repeat purchases and increased brand loyalty. </text:p>
      <text:p text:style-name="P20"/>
      <text:p text:style-name="P20">Strong potential exists for integration with e-commerce retailers and marketplaces through the proposed MarketSpace ecosystem, effortlessly connecting small retailers and individuals through a local-first global marketplace, backed up by deep supply chains to turn the world into an expansive physical showroom. Larger vendors could benefit from increased sales opportunities as well as long-tail customer engagement, providing additional opportunities for up-selling, accessory sales, and repeat purchases.</text:p>
      <text:p text:style-name="P20"/>
      <text:p text:style-name="P5"><text:span text:style-name="T5">The PRüF ecosystem consists primarily of the PRüF blockchain-based provenance system, combined with business unit partnerships with Asset Class (AC) operators. AC operators would use in-house software or customized versions of our open source web template to create a portal to the PRüF back-end, custom-tailored to their customer base and product line(s). Operating an AC could provide revenue directly through service fees paid by end-users, </text:span><text:span text:style-name="T6">a</text:span><text:span text:style-name="T5">dvertising, or sales of tailored products and services for the specific market niche. </text:span></text:p>
      <text:p text:style-name="P21"/>
      <text:p text:style-name="P21">For larger businesses, Operating a PRüF AC will increase brand engagement, provide an opportunity for product education, and bring your customers into contact with promotions, new products, and other revenue-generating interac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tarSymbol" svg:font-family="StarSymbol"/>
    <style:font-face style:name="Arial Unicode MS1" svg:font-family="'Arial Unicode MS'" style:font-family-generic="swiss"/>
    <style:font-face style:name="Apple SD Gothic Neo" svg:font-family="'Apple SD Gothic Ne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6T12:10:16.813721491</meta:creation-date>
    <dc:date>2020-11-25T16:17:52.560045732</dc:date>
    <meta:editing-duration>PT2H55M3S</meta:editing-duration>
    <meta:editing-cycles>5</meta:editing-cycles>
    <meta:generator>LibreOffice/6.3.5.2$MacOSX_X86_64 LibreOffice_project/dd0751754f11728f69b42ee2af66670068624673</meta:generator>
    <meta:document-statistic meta:table-count="0" meta:image-count="0" meta:object-count="0" meta:page-count="2" meta:paragraph-count="41" meta:word-count="598" meta:character-count="4141" meta:non-whitespace-character-count="3600"/>
  </office:meta>
</office:document-meta>
</file>